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8000001E83F90392EED3D5DE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06cm" svg:height="8.773cm" svg:x="2.9cm" svg:y="0.7cm">
          <draw:image xlink:href="Pictures/10000000000001F8000001E83F90392EED3D5DE6.png" xlink:type="simple" xlink:show="embed" xlink:actuate="onLoad">
            <text:p/>
          </draw:image>
        </draw:frame>
        <draw:line draw:style-name="gr2" draw:text-style-name="P2" draw:layer="layout" svg:x1="0.5cm" svg:y1="1.9cm" svg:x2="3.6cm" svg:y2="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28T10:23:06.467000000</dc:date>
    <meta:editing-duration>PT3M38S</meta:editing-duration>
    <meta:editing-cycles>3</meta:editing-cycles>
    <meta:generator>LibreOffice/5.1.4.2$Windows_x86 LibreOffice_project/f99d75f39f1c57ebdd7ffc5f42867c12031db97a</meta:generator>
    <meta:document-statistic meta:object-count="2"/>
  </office:meta>
</office:document-meta>
</file>